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8000000 x 8</text:p>
          </table:table-cell>
          <table:table-cell office:value-type="string" table:style-name="ce1">
            <text:p>8000 x 8000</text:p>
          </table:table-cell>
          <table:table-cell office:value-type="string" table:style-name="ce1">
            <text:p><text:s/>8 x 8000000</text:p>
          </table:table-cell>
          <table:table-cell/>
          <table:table-cell table:style-name="ce1">
            <draw:frame draw:z-index="1" draw:id="id0" draw:style-name="a0" draw:name="Gráfico 1" svg:x="0.54687in" svg:y="0.0781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7.5716729999999997" table:style-name="ce1">
            <text:p>7.571673</text:p>
          </table:table-cell>
          <table:table-cell office:value-type="float" office:value="0.56418699999999999" table:style-name="ce1">
            <text:p>0.564187</text:p>
          </table:table-cell>
          <table:table-cell office:value-type="float" office:value="0.623224" table:style-name="ce1">
            <text:p>0.6232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3.8511060000000001" table:style-name="ce1">
            <text:p>3.851106</text:p>
          </table:table-cell>
          <table:table-cell office:value-type="float" office:value="0.29031299999999999" table:style-name="ce1">
            <text:p>0.290313</text:p>
          </table:table-cell>
          <table:table-cell office:value-type="float" office:value="0.33995199999999998" table:style-name="ce1">
            <text:p>0.33995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.3845260000000001" table:style-name="ce1">
            <text:p>2.384526</text:p>
          </table:table-cell>
          <table:table-cell office:value-type="float" office:value="0.275978" table:style-name="ce1">
            <text:p>0.275978</text:p>
          </table:table-cell>
          <table:table-cell office:value-type="float" office:value="0.37068899999999999" table:style-name="ce1">
            <text:p>0.370689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36" number:language="es" number:country="PE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USUARIO</dc:creator>
    <meta:creation-date>2017-10-16T20:44:38Z</meta:creation-date>
    <dc:date>2017-10-17T02:24:30Z</dc:date>
    <meta:editing-cycles>1</meta:editing-cycles>
    <meta:editing-duration>PT44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omparacion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line" chart:attached-axis="primary-y" chart:style-name="G0S2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8000000*8</text:p>
              </table:table-cell>
              <table:table-cell office:value-type="string">
                <text:p>8000*8000</text:p>
              </table:table-cell>
              <table:table-cell office:value-type="string">
                <text:p>8*80000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.5716729999999997"/>
            <table:table-cell office:value-type="float" office:value="3.8511060000000001"/>
            <table:table-cell office:value-type="float" office:value="2.3845260000000001"/>
          </table:table-row>
          <table:table-row>
            <table:table-cell office:value-type="string">
              <text:p>2</text:p>
            </table:table-cell>
            <table:table-cell office:value-type="float" office:value="0.56418699999999999"/>
            <table:table-cell office:value-type="float" office:value="0.29031299999999999"/>
            <table:table-cell office:value-type="float" office:value="0.275978"/>
          </table:table-row>
          <table:table-row>
            <table:table-cell office:value-type="string">
              <text:p>3</text:p>
            </table:table-cell>
            <table:table-cell office:value-type="float" office:value="0.623224"/>
            <table:table-cell office:value-type="float" office:value="0.33995199999999998"/>
            <table:table-cell office:value-type="float" office:value="0.3706889999999999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